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80000003C09CE81D58098AE8D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Arabiya" svg:font-family="AlArabiya" style:font-pitch="variable"/>
    <style:font-face style:name="AlHor" svg:font-family="AlHor" style:font-pitch="variable"/>
    <style:font-face style:name="Go Medium" svg:font-family="'Go Medium'" style:font-adornments="Regular" style:font-pitch="variable"/>
    <style:font-face style:name="Mashq" svg:font-family="Mashq" style:font-pitch="variable"/>
    <style:font-face style:name="Ubuntu" svg:font-family="Ubuntu" style:font-adornments="Mediu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 Medium" svg:font-family="'Noto Sans CJK T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5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Ubuntu" fo:font-size="60pt" style:font-size-asian="72pt" style:font-size-complex="72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Ubuntu" fo:font-size="60pt" style:font-size-asian="72pt" style:font-size-complex="72pt"/>
    </style:style>
    <style:style style:name="T1" style:family="text">
      <style:text-properties fo:color="#ffffff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25.399cm" svg:x="2.3cm" svg:y="1.3cm">
          <draw:image xlink:href="Pictures/1000000000000280000003C09CE81D58098AE8DF.jpg" xlink:type="simple" xlink:show="embed" xlink:actuate="onLoad" loext:mime-type="image/jpeg">
            <text:p/>
          </draw:image>
        </draw:frame>
        <draw:frame draw:style-name="gr2" draw:text-style-name="P3" draw:layer="layout" svg:width="16.7cm" svg:height="5.6cm" svg:x="2.5cm" svg:y="1.3cm">
          <draw:text-box>
            <text:p text:style-name="P2"><text:span text:style-name="T1">Paper Socc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Arabiya" svg:font-family="AlArabiya" style:font-pitch="variable"/>
    <style:font-face style:name="AlHor" svg:font-family="AlHor" style:font-pitch="variable"/>
    <style:font-face style:name="Go Medium" svg:font-family="'Go Medium'" style:font-adornments="Regular" style:font-pitch="variable"/>
    <style:font-face style:name="Mashq" svg:font-family="Mashq" style:font-pitch="variable"/>
    <style:font-face style:name="Ubuntu" svg:font-family="Ubuntu" style:font-adornments="Mediu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 Medium" svg:font-family="'Noto Sans CJK T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1-28T13:40:40.782676811</dc:date>
    <meta:editing-duration>PT2M42S</meta:editing-duration>
    <meta:editing-cycles>1</meta:editing-cycles>
    <meta:document-statistic meta:object-count="2"/>
    <meta:generator>LibreOffice/6.3.3.2$Linux_X86_64 LibreOffice_project/30$Build-2</meta:generator>
  </office:meta>
</office:document-meta>
</file>